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2" office:value-type="string">
            <text:p><text:s text:c="2"/>0.39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8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4"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5"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office:value-type="string">
            <text:p><text:s text:c="2"/>0.52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office:value-type="string">
            <text:p><text:s text:c="2"/>0.70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5"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3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8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office:value-type="string">
            <text:p><text:s text:c="2"/>0.08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6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5" office:value-type="string">
            <text:p><text:s text:c="2"/>0.77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office:value-type="string">
            <text:p><text:s text:c="2"/>2.4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3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1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office:value-type="string">
            <text:p><text:s text:c="2"/>0.4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06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31T06:37:23</dc:date>
    <dc:creator>Michael Hanus</dc:creator>
    <meta:generator>OpenOffice.org/3.2$Linux OpenOffice.org_project/320m19$Build-9505</meta:generator>
    <meta:editing-duration>PT00H39M55S</meta:editing-duration>
    <meta:editing-cycles>5</meta:editing-cycles>
    <meta:document-statistic meta:table-count="1" meta:cell-count="807" meta:object-count="0"/>
  </office:meta>
</office:document-meta>
</file>